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199806172647150543"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235536542582063873"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827762641429229163"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150442863989874137"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978226278452896958"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528776029839032372"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3458378649370071633"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3592149831799379934"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7206893" text:continue-list="list3458378649370071633"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107"/>
      <text:p text:style-name="P10">In the last week: 23.9 miles</text:p>
      <text:p text:style-name="P10"/>
      <text:p text:style-name="P10"/>
      <text:p text:style-name="P10"/>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24"/>
      <text:p text:style-name="P24"/>
      <text:p text:style-name="P24"/>
      <text:p text:style-name="P111"/>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941614160818606515"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oft-page-break/><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7T16:56:34.49</dc:date>
    <dc:creator>James Lombardi</dc:creator>
    <meta:editing-duration>P7DT4H12M18S</meta:editing-duration>
    <meta:editing-cycles>609</meta:editing-cycles>
    <meta:generator>OpenOffice/4.1.2$Win32 OpenOffice.org_project/412m3$Build-9782</meta:generator>
    <meta:document-statistic meta:table-count="0" meta:image-count="0" meta:object-count="0" meta:page-count="73" meta:paragraph-count="2017" meta:word-count="22474" meta:character-count="113372"/>
  </office:meta>
</office:document-meta>
</file>